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55C87000422206D58F8C4.wmf" manifest:media-type=""/>
  <manifest:file-entry manifest:full-path="Pictures/2000000900055C87000422200B9DF469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2" svg:font-family="Arial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style:font-name="Arial2" fo:font-size="10pt" style:font-size-asian="10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x Maus Rechtsklick auf FC1, dann Objekteigenschaften</text:span></text:p>
      <text:p text:style-name="Standard"><draw:frame draw:style-name="fr1" text:anchor-type="as-char" svg:width="13.28cm" svg:height="10.238cm" draw:z-index="0"><draw:image xlink:href="Pictures/2000000900055C87000422206D58F8C4.wmf" xlink:type="simple" xlink:show="embed" xlink:actuate="onLoad"/></draw:frame></text:p>
      <text:p text:style-name="Standard"><text:span text:style-name="T1">x</text:span></text:p>
      <text:p text:style-name="Standard"><draw:frame draw:style-name="fr1" text:anchor-type="as-char" svg:width="13.28cm" svg:height="10.238cm" draw:z-index="1"><draw:image xlink:href="Pictures/2000000900055C87000422200B9DF469.wmf" xlink:type="simple" xlink:show="embed" xlink:actuate="onLoad"/></draw:frame></text:p>
      <text:p text:style-name="Standard"><text:span text:style-name="T1">x</text:span></text:p>
      <text:p text:style-name="Standard"><text:span text:style-name="T1">x</text:span></text:p>
      <text:p text:style-name="Standard"><text:span text:style-name="T1">x</text:span>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2" svg:font-family="Arial" style:font-family-generic="roman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7" meta:word-count="11" meta:character-count="58" meta:non-whitespace-character-count="50"/>
    <meta:generator>LibreOffice/3.6$Windows_x86 LibreOffice_project/e183d5b-f8ccaf6-3804794-95b4be8-895629</meta:generator>
  </office:meta>
</office:document-meta>
</file>